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18</text:p>
      <text:p text:style-name="Standard"/>
      <text:p text:style-name="Standard">Demandeur : EARL DES NOYERS</text:p>
      <text:p text:style-name="Standard">Adresse : NOYETTE<text:line-break/>22590 TREGOMEUR</text:p>
      <text:p text:style-name="Standard">Cédant : EOUZAN Bruno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PORDIC</text:p>
      <text:p text:style-name="Standard"/>
      <text:p text:style-name="Standard"/>
      <text:p text:style-name="Standard"/>
      <text:p text:style-name="P1">Dossier n° : C22250318</text:p>
      <text:p text:style-name="P1"/>
      <text:p text:style-name="P1">Demandeur : EARL DES NOYERS</text:p>
      <text:p text:style-name="P1">Adresse : NOYETTE<text:line-break/>22590 TREGOMEUR</text:p>
      <text:p text:style-name="P1">Cédant : EOUZAN Bruno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PORDIC</text:p>
      <text:p text:style-name="P1"/>
      <text:p text:style-name="P1"/>
      <text:p text:style-name="P1">Parcelles : AC114 - AC115 - AC121J - AC121K - ZK70 - ZK211 - W207 - AC166 - ZK147 - AC134 - AC135A - AC135Z - W30 - W34J - W34K - W35J - W35K - ZK206J - ZK206K - ZK215 - W29J - W29K - AC124 - ZI160 - ZK212 - ZI113AJ - ZI113AK - ZI113Z - ZI134 - ZI135 - ZI136 - ZI138J - ZI138K - ZI137</text:p>
      <text:p text:style-name="P1">Superficie : 16,7354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